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805cm" table:align="left"/>
    </style:style>
    <style:style style:name="Table1.A" style:family="table-column">
      <style:table-column-properties style:column-width="1.499cm"/>
    </style:style>
    <style:style style:name="Table1.B" style:family="table-column">
      <style:table-column-properties style:column-width="2.305cm"/>
    </style:style>
    <style:style style:name="Table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1.A6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.B6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Heading_20_1">
      <style:text-properties fo:font-variant="normal" fo:text-transform="none" fo:color="#000000" style:font-name="Times New Roman" fo:letter-spacing="normal" fo:font-style="normal" fo:font-weight="normal" officeooo:rsid="000f7ed2" officeooo:paragraph-rsid="000f7ed2"/>
    </style:style>
    <style:style style:name="P2" style:family="paragraph" style:parent-style-name="Standard">
      <style:text-properties officeooo:rsid="000f7ed2" officeooo:paragraph-rsid="000f7ed2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7" style:family="paragraph" style:parent-style-name="Quotation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&gt;</text:p>
      <text:p text:style-name="Standard">&lt;head&gt;</text:p>
      <text:p text:style-name="Standard"><text:tab/>&lt;title&gt;MyHub.com&lt;/title&gt;</text:p>
      <text:p text:style-name="Standard">&lt;/head&gt;</text:p>
      <text:p text:style-name="Standard">&lt;body&gt;</text:p>
      <text:p text:style-name="Standard"><text:tab/>&lt;h1&gt;welcome to html&lt;/h1&gt;</text:p>
      <text:p text:style-name="Standard"><text:tab/>&lt;p&gt;my first paragraph&lt;/p&gt;</text:p>
      <text:p text:style-name="Standard"><text:tab/>&lt;p&gt;&lt;abbr title="hyper text markup language"&gt;HTML&lt;/abbr&gt;&lt;mark&gt;Hypertext Markup Language&lt;/mark&gt; is the standard markup language for documents designed to be displayed in a &lt;strong&gt;web browser&lt;/strong&gt;. It can be assisted by technologies such as &lt;dfn&gt;Cascading Style&lt;/dfn&gt; Sheets and scripting languages such as JavaScript.&lt;/p&gt;</text:p>
      <text:p text:style-name="Standard"><text:tab/>&lt;p&gt;The following is a list of &lt;blockquote&gt;colors&lt;/blockquote&gt;. A &lt;q&gt;&lt;u&gt;number&lt;/u&gt;&lt;/q&gt; of the color swatches below are taken from domain-specific naming schemes such as X11 or HTML4. RGB values are ...</text:p>
      <text:p text:style-name="Standard"><text:tab/>&lt;img src="image 1.png" alt="html image" height="100" width="100"&gt;</text:p>
      <text:p text:style-name="Standard"><text:tab/>c:\image 1/image 1.png</text:p>
      <text:p text:style-name="Standard"><text:tab/>&lt;a href="www.google.com"&gt;google&lt;/a&gt;</text:p>
      <text:p text:style-name="Standard"><text:tab/>&lt;table border="border"&gt;</text:p>
      <text:p text:style-name="Standard"><text:tab/><text:tab/>&lt;caption&gt;time table&lt;/caption&gt;</text:p>
      <text:p text:style-name="Standard"><text:tab/><text:tab/>&lt;tr&gt;</text:p>
      <text:p text:style-name="Standard"><text:tab/><text:tab/><text:tab/>&lt;th&gt;subject&lt;/th&gt;</text:p>
      <text:p text:style-name="Standard"><text:tab/><text:tab/><text:tab/>&lt;th&gt;no of hours&lt;/th&gt;</text:p>
      <text:p text:style-name="Standard"><text:tab/><text:tab/>&lt;/tr&gt;</text:p>
      <text:p text:style-name="Standard"><text:tab/><text:tab/>&lt;tr&gt;</text:p>
      <text:p text:style-name="Standard"><text:tab/><text:tab/><text:tab/>&lt;th&gt;dsc&lt;/th&gt;</text:p>
      <text:p text:style-name="Standard"><text:tab/><text:tab/><text:tab/>&lt;th&gt;4&lt;/th&gt;</text:p>
      <text:p text:style-name="Standard"><text:tab/><text:tab/>&lt;/tr&gt;</text:p>
      <text:p text:style-name="Standard"><text:tab/><text:tab/>&lt;tr&gt;</text:p>
      <text:p text:style-name="Standard"><text:tab/><text:tab/><text:tab/>&lt;td&gt;dms&lt;/td&gt;</text:p>
      <text:p text:style-name="Standard"><text:tab/><text:tab/><text:tab/>&lt;td&gt;2&lt;/td&gt;</text:p>
      <text:p text:style-name="Standard"><text:tab/><text:tab/>&lt;/tr&gt;</text:p>
      <text:p text:style-name="Standard"><text:tab/><text:tab/>&lt;tr&gt;</text:p>
      <text:p text:style-name="Standard"><text:tab/><text:tab/><text:tab/>&lt;td&gt;coa&lt;/td&gt;</text:p>
      <text:p text:style-name="Standard"><text:tab/><text:tab/><text:tab/>&lt;td&gt;2&lt;/td&gt;</text:p>
      <text:p text:style-name="Standard"><text:tab/><text:tab/>&lt;/tr&gt;</text:p>
      <text:p text:style-name="Standard"><text:tab/><text:tab/>&lt;tr&gt;</text:p>
      <text:p text:style-name="Standard"><text:tab/><text:tab/><text:tab/>&lt;th&gt;dt&lt;/th&gt;</text:p>
      <text:p text:style-name="Standard"><text:tab/><text:tab/><text:tab/>&lt;th&gt;2&lt;/th&gt;</text:p>
      <text:p text:style-name="Standard"><text:tab/><text:tab/>&lt;/tr&gt;</text:p>
      <text:p text:style-name="Standard"><text:tab/><text:tab/>&lt;tr&gt;</text:p>
      <text:p text:style-name="Standard"><text:tab/><text:tab/><text:tab/>&lt;th&gt;ade&lt;/th&gt;</text:p>
      <text:p text:style-name="Standard"><text:tab/><text:tab/><text:tab/>&lt;th&gt;2&lt;/th&gt;</text:p>
      <text:p text:style-name="Standard"><text:tab/><text:tab/>&lt;/tr&gt;</text:p>
      <text:p text:style-name="Standard"><text:tab/><text:tab/><text:tab/>&lt;/table&gt;</text:p>
      <text:p text:style-name="Standard">&lt;/body&gt;</text:p>
      <text:p text:style-name="Standard">&lt;/html&gt;</text:p>
      <text:p text:style-name="P2"/>
      <text:p text:style-name="P2"/>
      <text:h text:style-name="P1" text:outline-level="1"><text:soft-page-break/>welcome to html</text:h>
      <text:p text:style-name="P3">my first paragraph</text:p>
      <text:p text:style-name="P4"><text:span text:style-name="T3"> </text:span><text:span text:style-name="T1">is the standard markup language for documents designed to be displayed in a </text:span><text:span text:style-name="Strong_20_Emphasis"><text:span text:style-name="T1">web browser</text:span></text:span><text:span text:style-name="T1">. It can be assisted by technologies such as </text:span><text:span text:style-name="Definition"><text:span text:style-name="T1">Cascading Style</text:span></text:span><text:span text:style-name="T1"> Sheets and scripting languages such as JavaScript.</text:span></text:p>
      <text:p text:style-name="P3">The following is a list of</text:p>
      <text:p text:style-name="P7">colors</text:p>
      <text:p text:style-name="P5"><text:span text:style-name="T1">. A </text:span><text:span text:style-name="q"><text:span text:style-name="T2">number</text:span></text:span><text:span text:style-name="T3"> </text:span><text:span text:style-name="T1">of the color swatches below are taken from domain-specific naming schemes such as X11 or HTML4. RGB values are ... </text:span><draw:frame draw:style-name="fr1" draw:name="Image1" text:anchor-type="as-char" svg:width="2.646cm" svg:height="2.646cm" draw:z-index="0"><draw:image xlink:href="file:///home/cl112/Desktop/yamini/image%201.png" xlink:type="simple" xlink:show="embed" xlink:actuate="onLoad"/><svg:title>html image</svg:title></draw:frame><text:span text:style-name="T3"> </text:span><text:span text:style-name="T1">c:\image 1/image 1.png </text:span><text:a xlink:type="simple" xlink:href="http://www.google.com/" text:style-name="Internet_20_link" text:visited-style-name="Visited_20_Internet_20_Link"><text:span text:style-name="T4">google</text:span></text:a></text:p>
      <text:p text:style-name="P6">time tabl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subject</text:p>
          </table:table-cell>
          <table:table-cell table:style-name="Table1.B1" office:value-type="string">
            <text:p text:style-name="Table_20_Heading">no of hours</text:p>
          </table:table-cell>
        </table:table-row>
        <table:table-row>
          <table:table-cell table:style-name="Table1.A2" office:value-type="string">
            <text:p text:style-name="Table_20_Heading">dsc</text:p>
          </table:table-cell>
          <table:table-cell table:style-name="Table1.B2" office:value-type="string">
            <text:p text:style-name="Table_20_Heading">4</text:p>
          </table:table-cell>
        </table:table-row>
        <table:table-row>
          <table:table-cell table:style-name="Table1.A2" office:value-type="string">
            <text:p text:style-name="Table_20_Contents">dms</text:p>
          </table:table-cell>
          <table:table-cell table:style-name="Table1.B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coa</text:p>
          </table:table-cell>
          <table:table-cell table:style-name="Table1.B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Heading">dt</text:p>
          </table:table-cell>
          <table:table-cell table:style-name="Table1.B2" office:value-type="string">
            <text:p text:style-name="Table_20_Heading">2</text:p>
          </table:table-cell>
        </table:table-row>
        <table:table-row>
          <table:table-cell table:style-name="Table1.A6" office:value-type="string">
            <text:p text:style-name="Table_20_Heading">ade</text:p>
          </table:table-cell>
          <table:table-cell table:style-name="Table1.B6" office:value-type="string">
            <text:p text:style-name="Table_20_Heading">2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q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5:51:28.002451996</meta:creation-date>
    <dc:date>2019-08-22T15:54:27.311365036</dc:date>
    <meta:editing-duration>PT3M2S</meta:editing-duration>
    <meta:editing-cycles>1</meta:editing-cycles>
    <meta:document-statistic meta:table-count="1" meta:image-count="1" meta:object-count="0" meta:page-count="2" meta:paragraph-count="61" meta:word-count="214" meta:character-count="1573" meta:non-whitespace-character-count="1344"/>
    <meta:generator>LibreOffice/6.2.6.2$Linux_X86_64 LibreOffice_project/20$Build-2</meta:generator>
  </office:meta>
</office:document-meta>
</file>